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mport math</text:p>
      <text:p text:style-name="Normal"/>
      <text:p text:style-name="Normal">Def calculate_distance(x1, y1, x2, y2):</text:p>
      <text:p text:style-name="Normal"><text:s text:c="4"/>Distance = math.sqrt((x2 – x1) ** 2 + (y2 – y1) ** 2)</text:p>
      <text:p text:style-name="Normal"><text:s text:c="4"/>Return distance</text:p>
      <text:p text:style-name="Normal"/>
      <text:p text:style-name="Normal">X1, y1 = map(float, input(“Enter coordinates of the first point (x1 y1): “).split())</text:p>
      <text:p text:style-name="Normal">X2, y2 = map(float, input(“Enter coordinates of the second point (x2 y2): “).split())</text:p>
      <text:p text:style-name="Normal"/>
      <text:p text:style-name="Normal">Distance = calculate_distance(x1, y1, x2, y2)</text:p>
      <text:p text:style-name="Normal">Print(f”The distance between the points ({x1}, {y1}) and ({x2}, {y2}) is: {distance}”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jun Ashok</meta:initial-creator>
    <dc:creator>Arjun Ashok</dc:creator>
    <meta:creation-date>2025-01-25T14:09:00Z</meta:creation-date>
    <dc:date>2025-01-25T14:09:00Z</dc:date>
    <meta:template xlink:href="Normal.dotm" xlink:type="simple"/>
    <meta:editing-cycles>3</meta:editing-cycles>
    <meta:editing-duration>PT60S</meta:editing-duration>
    <meta:document-statistic meta:page-count="1" meta:paragraph-count="1" meta:word-count="65" meta:character-count="437" meta:row-count="3" meta:non-whitespace-character-count="373"/>
  </office:meta>
</office:document-meta>
</file>